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1">00/00/0000</text:date>, <text:time style:data-style-name="N2" text:time-value="14:30:41.613824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23:27:49.071238689</meta:creation-date>
    <dc:date>2015-05-31T14:30:48.667056617</dc:date>
    <meta:editing-duration>PT2H23M41S</meta:editing-duration>
    <meta:editing-cycles>20</meta:editing-cycles>
    <meta:generator>LibreOffice/4.4.2.2$Linux_X86_64 LibreOffice_project/40m0$Build-2</meta:generator>
    <meta:document-statistic meta:table-count="1" meta:cell-count="5" meta:object-count="0"/>
  </office:meta>
</office:document-meta>
</file>